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AB000000E41388A451.png" manifest:media-type="image/png"/>
  <manifest:file-entry manifest:full-path="Pictures/100002010000012F0000017874A85AC0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523cm" svg:height="6.032cm" svg:x="0.227cm" svg:y="0.127cm">
          <draw:image xlink:href="Pictures/10000000000000AB000000E41388A451.png" xlink:type="simple" xlink:show="embed" xlink:actuate="onLoad">
            <text:p/>
          </draw:image>
        </draw:frame>
        <draw:frame draw:style-name="gr1" draw:text-style-name="P1" draw:layer="layout" svg:width="4.851cm" svg:height="6.02cm" svg:x="5.053cm" svg:y="0.127cm">
          <draw:image xlink:href="Pictures/100002010000012F0000017874A85AC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lio </meta:initial-creator>
    <meta:creation-date>2013-11-15T18:09:34</meta:creation-date>
    <dc:date>2013-11-15T18:11:10</dc:date>
    <dc:creator>helio </dc:creator>
    <meta:editing-duration>P0D</meta:editing-duration>
    <meta:editing-cycles>1</meta:editing-cycles>
    <meta:document-statistic meta:object-count="2"/>
    <meta:generator>LibreOffice/3.5$Linux_x86 LibreOffice_project/350m1$Build-2</meta:generator>
  </office:meta>
</office:document-meta>
</file>